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DejaVu Math TeX Gyre2" svg:font-family="'DejaVu Math TeX Gyre'"/>
    <style:font-face style:name="DejaVu Math TeX Gyre3" svg:font-family="'DejaVu Math TeX Gyre'" style:font-adornments="Regular"/>
    <style:font-face style:name="DejaVu Math TeX Gyre4" svg:font-family="'DejaVu Math TeX Gyre'" style:font-family-generic="system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yste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Unifont2" svg:font-family="Unifont" style:font-family-generic="system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729fcf" draw:auto-grow-height="true" draw:auto-grow-width="false" fo:min-height="0.893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637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729fcf" draw:auto-grow-height="true" fo:min-height="1.878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3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  <style:text-properties style:font-name="DejaVu Math TeX Gyr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DejaVu Math TeX Gyre"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style:font-name="DejaVu Math TeX Gyre" fo:font-size="18pt" style:font-size-asian="18pt" style:font-size-complex="18pt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8" style:family="paragraph">
      <loext:graphic-properties draw:fill="none"/>
    </style:style>
    <style:style style:name="P9" style:family="paragraph">
      <style:paragraph-properties fo:text-align="center"/>
      <style:text-properties style:font-name="DejaVu Math TeX Gyre"/>
    </style:style>
    <style:style style:name="P10" style:family="paragraph">
      <loext:graphic-properties draw:fill="none" draw:fill-color="#ffffff"/>
      <style:paragraph-properties fo:text-align="center"/>
      <style:text-properties style:font-name="DejaVu Math TeX Gyre" fo:font-style="italic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font-style="normal" style:font-style-asian="normal" style:font-style-complex="normal"/>
    </style:style>
    <style:style style:name="P13" style:family="paragraph">
      <loext:graphic-properties draw:fill-color="#ffffff"/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start"/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P16" style:family="paragraph">
      <style:paragraph-properties fo:text-align="center"/>
      <style:text-properties style:font-name="DejaVu Math TeX Gyre" fo:font-size="18pt"/>
    </style:style>
    <style:style style:name="P17" style:family="paragraph">
      <loext:graphic-properties draw:fill="none" draw:fill-color="#ffffff"/>
      <style:paragraph-properties fo:text-align="center"/>
      <style:text-properties style:font-name="DejaVu Math TeX Gyre" fo:font-size="18pt" fo:font-style="italic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0" style:family="paragraph">
      <loext:graphic-properties draw:fill-color="#ffffff"/>
      <style:text-properties style:font-name="DejaVu Math TeX Gyre" fo:font-size="18pt" fo:font-style="normal" style:font-size-asian="18pt" style:font-style-asian="normal" style:font-size-complex="18pt" style:font-style-complex="normal"/>
    </style:style>
    <style:style style:name="P21" style:family="paragraph">
      <style:paragraph-properties fo:text-align="start"/>
      <style:text-properties fo:font-size="18pt" style:font-size-asian="18pt" style:font-size-complex="18pt"/>
    </style:style>
    <style:style style:name="P22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T1" style:family="text">
      <style:text-properties style:font-name="DejaVu Math TeX Gyre" fo:font-size="24pt" style:font-size-asian="24pt" style:font-size-complex="24pt"/>
    </style:style>
    <style:style style:name="T2" style:family="text">
      <style:text-properties style:font-name="DejaVu Math TeX Gyre" fo:font-size="18pt" style:font-size-asian="18pt" style:font-size-complex="18pt"/>
    </style:style>
    <style:style style:name="T3" style:family="text">
      <style:text-properties style:font-name="DejaVu Math TeX Gyre" fo:font-size="44pt" style:font-size-asian="44pt" style:font-size-complex="44pt"/>
    </style:style>
    <style:style style:name="T4" style:family="text">
      <style:text-properties style:font-name="DejaVu Math TeX Gyre"/>
    </style:style>
    <style:style style:name="T5" style:family="text">
      <style:text-properties style:font-name="DejaVu Math TeX Gyre"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text-position="-8% 58%" fo:font-size="24pt" style:font-size-asian="24pt" style:font-size-complex="2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18pt" fo:font-style="normal" fo:text-shadow="none" style:text-underline-style="none" fo:font-weight="normal" style:letter-kerning="true" fo:background-color="transparent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Math TeX Gyre2" fo:font-size="18pt" fo:font-style="normal" fo:text-shadow="none" style:text-underline-style="none" fo:font-weight="normal" style:letter-kerning="true" fo:background-color="transparent" style:font-name-asian="DejaVu Math TeX Gyre2" style:font-size-asian="18pt" style:font-style-asian="normal" style:font-weight-asian="normal" style:font-name-complex="DejaVu Math TeX Gyre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Math TeX Gyre2" fo:font-size="18pt" fo:font-style="normal" fo:text-shadow="none" style:text-underline-style="none" fo:font-weight="normal" style:letter-kerning="true" fo:background-color="transparent" style:font-name-asian="DejaVu Math TeX Gyre2" style:font-size-asian="18pt" style:font-style-asian="normal" style:font-weight-asian="normal" style:font-name-complex="DejaVu Math TeX Gyre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DejaVu Math TeX Gyre2" fo:font-size="18pt" style:font-name-asian="DejaVu Math TeX Gyre2" style:font-size-asian="18pt" style:font-name-complex="DejaVu Math TeX Gyre2" style:font-size-complex="1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size="24pt" fo:font-style="normal" fo:text-shadow="none" style:text-underline-style="none" fo:font-weight="normal" style:letter-kerning="true" fo:background-color="transparent" style:font-name-asian="Unifont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text-position="-8% 58%" fo:font-size="18pt" style:font-size-asian="18pt" style:font-size-complex="18pt"/>
    </style:style>
    <style:style style:name="T16" style:family="text">
      <style:text-properties style:text-position="0% 100%" style:font-name="DejaVu Math TeX Gyre2" fo:font-size="24pt" style:font-name-asian="DejaVu Math TeX Gyre2" style:font-size-asian="24pt" style:font-name-complex="DejaVu Math TeX Gyre2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3" draw:layer="layout" svg:width="25.191cm" svg:height="9.318cm" svg:x="1.399cm" svg:y="3.592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2"><text:span text:style-name="T1"/></text:p>
            <text:p text:style-name="P2"><text:span text:style-name="T1"><text:line-break/></text:span><text:span text:style-name="T1"><text:line-break/></text:span><text:span text:style-name="T1"/></text:p>
            <text:p><text:span text:style-name="T1"/></text:p>
          </draw:text-box>
        </draw:frame>
        <draw:frame draw:style-name="gr1" draw:text-style-name="P5" draw:layer="layout" svg:width="27.991cm" svg:height="1.143cm" svg:x="0cm" svg:y="14.705cm">
          <draw:text-box>
            <text:p text:style-name="P4"><text:span text:style-name="T2"/></text:p>
          </draw:text-box>
        </draw:frame>
        <draw:frame draw:style-name="gr2" draw:text-style-name="P7" draw:layer="layout" svg:width="22.52cm" svg:height="4.913cm" svg:x="2.838cm" svg:y="5.418cm">
          <draw:text-box>
            <text:p text:style-name="P6"><text:span text:style-name="T3">An overview of Self-Justifying Axiom Systems, and related questions</text:span></text:p>
          </draw:text-box>
        </draw:frame>
        <draw:frame draw:style-name="gr3" draw:text-style-name="P8" draw:layer="layout" svg:width="23.26cm" svg:height="0.887cm" svg:x="2.468cm" svg:y="0.495cm">
          <draw:text-box>
            <text:p><text:span text:style-name="T2">https://github.com/jpt4/sjas <text:s text:c="16"/>IU Logic Seminar – 2025APR16</text:span></text:p>
          </draw:text-box>
        </draw:frame>
        <draw:frame draw:style-name="gr3" draw:text-style-name="P8" draw:layer="layout" svg:width="23.26cm" svg:height="0.887cm" svg:x="2.468cm" svg:y="14.896cm">
          <draw:text-box>
            <text:p><text:span text:style-name="T2">James P. Torre, IV <text:s text:c="56"/>jpt4@proton.me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2"><text:span text:style-name="T5">I: SJAS per se</text:span><text:span text:style-name="T5"><text:line-break/></text:span><text:span text:style-name="T5"><text:line-break/></text:span><text:span text:style-name="T5">II: Contextualization with other work</text:span><text:span text:style-name="T5"><text:line-break/></text:span><text:span text:style-name="T5"><text:line-break/></text:span><text:span text:style-name="T5">III: Extensions and connections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Content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2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Goedel's Second Incompleteness Theorem (G2): </text:span><text:span text:style-name="T6"><text:line-break/></text:span><text:span text:style-name="T6"><text:line-break/></text:span><text:span text:style-name="T6">Any logical theory which is 1) sufficiently expressive, 2) effective, and 3) consistent is unable to 4) effectively demonstrate its own 5) consistency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3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Goedel's Second Incompleteness Theorem (G2): </text:span><text:span text:style-name="T6"><text:line-break/></text:span><text:span text:style-name="T6"><text:line-break/></text:span><text:span text:style-name="T6">Any logical theory which is 1) sufficiently expressive, 2) effective, and 3) </text:span><text:span text:style-name="T7">consistent</text:span><text:span text:style-name="T6"> is unable to 4) effectively demonstrate its own 5) consistency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4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Goedel's Second Incompleteness Theorem (G2): </text:span><text:span text:style-name="T6"><text:line-break/></text:span><text:span text:style-name="T6"><text:line-break/></text:span><text:span text:style-name="T6">Any logical theory which is 1) </text:span><text:span text:style-name="T7">sufficiently expressive</text:span><text:span text:style-name="T6">, 2) effective, and 3) </text:span><text:span text:style-name="T7">consistent</text:span><text:span text:style-name="T6"> is unable to 4) effectively demonstrate its own 5) consistency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5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Self-Justifying Axiom System (SJAS):</text:span><text:span text:style-name="T6"><text:line-break/></text:span><text:span text:style-name="T6"><text:line-break/></text:span><text:span text:style-name="T6">i. A theory S includes a statement of the consistency of S.</text:span><text:span text:style-name="T6"><text:line-break/></text:span><text:span text:style-name="T6"><text:line-break/></text:span><text:span text:style-name="T6">ii. S is consistent relative to a known theory T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What and Wh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6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6">Generalized Arithmetic Configuration:</text:span><text:span text:style-name="T6"><text:line-break/></text:span><text:span text:style-name="T6"><text:line-break/></text:span><text:span text:style-name="T6">i. Axiom Basis (language, consistency statement, et al.)</text:span><text:span text:style-name="T6"><text:line-break/></text:span><text:span text:style-name="T6"><text:line-break/></text:span><text:span text:style-name="T6">ii. Deductive Apparatus</text:span><text:span text:style-name="T6"><text:line-break/></text:span><text:span text:style-name="T6"> <text:s text:c="3"/>- Logical Axioms </text:span><text:span text:style-name="T6"><text:line-break/></text:span><text:span text:style-name="T6"> <text:s text:c="3"/>- Rules of Inference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Parametrizing Expressivity</text:span></text:p>
          </draw:text-box>
        </draw:frame>
        <draw:frame draw:style-name="gr4" draw:text-style-name="P17" draw:layer="layout" svg:width="1.905cm" svg:height="0.886cm" svg:x="13.043cm" svg:y="14.862cm">
          <draw:text-box>
            <text:p text:style-name="P16"><text:span text:style-name="T4">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“</text:span><text:span text:style-name="T6">An axiom system α owns a Level-1 appreciation of its own self- consistency (under a deductive apparatus D) iff it can verify that D produces no two simultaneous proofs for a Π</text:span><text:span text:style-name="T8">1</text:span><text:span text:style-name="T6"> sentence and its negation.”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Parametrizing Consistency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8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0" draw:layer="layout" svg:width="25.191cm" svg:height="9.318cm" svg:x="1.399cm" svg:y="3.593cm" presentation:class="subtitle" presentation:user-transformed="true">
          <draw:text-box>
            <text:p text:style-name="P19"><text:span text:style-name="T9">First Order Language without Induction:</text:span><text:span text:style-name="T9"><text:line-break/></text:span><text:span text:style-name="T9"><text:line-break/></text:span><text:span text:style-name="T9">Integer Subtraction(x, y)</text:span><text:span text:style-name="T9"><text:line-break/></text:span><text:span text:style-name="T9">Integer Division(x, y)</text:span><text:span text:style-name="T9"><text:line-break/></text:span><text:span text:style-name="T9">Maximum(x, y)</text:span><text:span text:style-name="T9"><text:line-break/></text:span><text:span text:style-name="T9">Length(x) = |x|</text:span><text:span text:style-name="T9"><text:line-break/></text:span><text:span text:style-name="T9">Root(x, y) = ⌈ x1/y ⌉</text:span><text:span text:style-name="T9"><text:line-break/></text:span><text:span text:style-name="T9">Count(x, j) := the number of “1”s in x’s rightmost j bits</text:span><text:span text:style-name="T9"><text:line-break/></text:span><text:span text:style-name="T9"><text:line-break/></text:span><text:span text:style-name="T9">Mult(x, y, z):=</text:span><text:span text:style-name="T9"><text:line-break/></text:span><text:span text:style-name="T9">[(x = 0 ∨ y = 0) ⇒ z = 0] ∧ [(x != 0 ∧ y != 0) ⇒ (z/x = y ∧ ((z − 1)/x) &lt; y ) ]</text:span><text:span text:style-name="T9"><text:line-break/></text:span><text:span text:style-name="T9"><text:line-break/></text:span><text:span text:style-name="T9">Construct </text:span><text:span text:style-name="T10"><text:s/></text:span><text:span text:style-name="T11">Δ</text:span><text:span text:style-name="T10">k</text:span><text:span text:style-name="T11">,</text:span><text:span text:style-name="T10"> </text:span><text:span text:style-name="T11">Π</text:span><text:span text:style-name="T10">k</text:span><text:span text:style-name="T11">, Σ</text:span><text:span text:style-name="T10">k</text:span><text:span text:style-name="T12"> sentences as per normal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Axiom Basi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9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13">Group 0: Constants 0, 1, Addition(x, y), Double(x)</text:span><text:span text:style-name="T6"><text:line-break/></text:span><text:span text:style-name="T6"><text:line-break/></text:span><text:span text:style-name="T6">Group 1: a finite set of Π</text:span><text:span text:style-name="T8">1</text:span><text:span text:style-name="T6"> sentences, proving any ∆</text:span><text:span text:style-name="T8">0</text:span><text:span text:style-name="T6"> sentence that holds true under the standard model</text:span><text:span text:style-name="T6"><text:line-break/></text:span><text:span text:style-name="T6"><text:line-break/></text:span><text:span text:style-name="T6">Group 2: For each Π</text:span><text:span text:style-name="T8">1</text:span><text:span text:style-name="T6"> sentence Φ, ∀p {HilbPrf (&lt;Φ&gt;, p) ⇒ Φ }</text:span><text:span text:style-name="T6"><text:line-break/></text:span><text:span text:style-name="T6"><text:line-break/></text:span><text:span text:style-name="T6">Group 3: Kleene Fixed Point encoding of consistency:</text:span><text:span text:style-name="T6"><text:line-break/></text:span><text:span text:style-name="T6"><text:line-break/></text:span><text:span text:style-name="T6">∀x ∀y ∀p ∀q ¬[Pair(x, y) ∧ Prf(x, p) ∧ Prf(y, q)]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Axiom Basis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0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14"><text:span text:style-name="T6">HilbPrf – Hilbert style proofs, using axiom schemae and modus ponens</text:span><text:span text:style-name="T6"><text:line-break/></text:span><text:span text:style-name="T6"><text:line-break/></text:span><text:span text:style-name="T6">Tab – standard semantic tableaux</text:span><text:span text:style-name="T6"><text:line-break/></text:span><text:span text:style-name="T6"><text:line-break/></text:span><text:span text:style-name="T6">X-Tab – semantic tableaux with an axiom scheme for LEM</text:span><text:span text:style-name="T6"><text:line-break/></text:span><text:span text:style-name="T6"><text:line-break/></text:span><text:span text:style-name="T6">Tab-1 – allows application of modus ponens for previously derived sentences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Deductive Apparatus</text:span></text:p>
          </draw:text-box>
        </draw:frame>
        <draw:frame draw:style-name="gr6" draw:text-style-name="P10" draw:layer="layout" svg:width="2.54cm" svg:height="1.521cm" svg:x="12.7cm" svg:y="14.862cm">
          <draw:text-box>
            <text:p text:style-name="P9"><text:span text:style-name="T4">11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20" draw:layer="layout" svg:width="25.191cm" svg:height="9.318cm" svg:x="1.399cm" svg:y="3.592cm" presentation:class="subtitle" presentation:user-transformed="true">
          <draw:text-box>
            <text:p text:style-name="P21"><text:span text:style-name="T14">“</text:span><text:span text:style-name="T14">An operation I( • ) that maps an initial axiom system A onto an alternate</text:span></text:p>
            <text:p text:style-name="P21"><text:span text:style-name="T14">system I(A) will be called Consistency Preserving iff I(A) is consistent whenever all of A’s axioms hold true under the standard model of the natural numbers. </text:span><text:span text:style-name="T14"><text:line-break/></text:span><text:span text:style-name="T14"><text:line-break/></text:span><text:span text:style-name="T14">Suppose the symbol D denotes either semantic tableaux deduction or its</text:span></text:p>
            <text:p text:style-name="P21"><text:span text:style-name="T14">Tab−1 generalization. Then the I</text:span><text:span text:style-name="T15">D</text:span><text:span text:style-name="T14">( • ) mapping operation is consistency preserving (e.g. I</text:span><text:span text:style-name="T15">D</text:span><text:span text:style-name="T14">(A) will be consistent whenever all of A’s axioms hold true</text:span></text:p>
            <text:p text:style-name="P21"><text:span text:style-name="T14">under the standard model of the natural numbers).”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Consistency Preservation</text:span></text:p>
          </draw:text-box>
        </draw:frame>
        <draw:frame draw:style-name="gr6" draw:text-style-name="P10" draw:layer="layout" svg:width="2.54cm" svg:height="1.521cm" svg:x="12.7cm" svg:y="14.862cm">
          <draw:text-box>
            <text:p text:style-name="P9"><text:span text:style-name="T4">12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9.318cm" svg:x="1.399cm" svg:y="3.592cm" presentation:class="subtitle" presentation:user-transformed="true">
          <draw:text-box>
            <text:p text:style-name="P22"><text:span text:style-name="T13">(1) ∀x ∃z Add(x, 1, z) <text:s text:c="16"/>NS: None</text:span><text:span text:style-name="T13"><text:line-break/></text:span><text:span text:style-name="T13">(2) ∀x ∀y ∃z Add(x, y, z) <text:s text:c="11"/></text:span><text:span text:style-name="T6">S: (1)</text:span></text:p>
            <text:p text:style-name="P23"><text:span text:style-name="T13">(3) ∀x ∀y ∃z Mult(x, y, z) <text:s text:c="10"/>A: (1), (2)</text:span><text:span text:style-name="T13"><text:line-break/></text:span><text:span text:style-name="T13"> <text:s text:c="50"/>M: (1), (2), (3)</text:span><text:span text:style-name="T13"><text:line-break/></text:span><text:span text:style-name="T13"><text:line-break/></text:span><text:span text:style-name="T13"><text:line-break/></text:span><text:span text:style-name="T13">Tab-1 + A = Hilb + </text:span><text:span text:style-name="T16">θ = SJAS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Trade-Offs</text:span></text:p>
          </draw:text-box>
        </draw:frame>
        <draw:frame draw:style-name="gr6" draw:text-style-name="P10" draw:layer="layout" svg:width="2.54cm" svg:height="1.521cm" svg:x="12.7cm" svg:y="14.862cm">
          <draw:text-box>
            <text:p text:style-name="P9"><text:span text:style-name="T4">13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<text:s/></text:p>
          </draw:text-box>
        </draw:frame>
        <draw:frame presentation:style-name="pr2" draw:text-style-name="P13" draw:layer="layout" svg:width="25.191cm" svg:height="11.859cm" svg:x="1.399cm" svg:y="2.322cm" presentation:class="subtitle" presentation:user-transformed="true">
          <draw:text-box>
            <text:p text:style-name="P22"><text:span text:style-name="T13">Artemov – proves each of an infinite tower of consistency statements for subsets of PA</text:span><text:span text:style-name="T13"><text:line-break/></text:span><text:span text:style-name="T13"><text:line-break/></text:span><text:span text:style-name="T13">Beklemishev – unpublished simplification of Willard’s SJAS</text:span><text:span text:style-name="T13"><text:line-break/></text:span><text:span text:style-name="T13"><text:line-break/></text:span><text:span text:style-name="T13">Ganea – SJAS does not define an intermediate r.e. degree</text:span><text:span text:style-name="T13"><text:line-break/></text:span><text:span text:style-name="T13"><text:line-break/></text:span><text:span text:style-name="T13">Niebergall – non-arithmetically definable, consistency proving theories</text:span><text:span text:style-name="T13"><text:line-break/></text:span><text:span text:style-name="T13"><text:line-break/></text:span><text:span text:style-name="T6">Pakhomov – “A weak set theory that proves its own consistency”</text:span><text:span text:style-name="T6"><text:line-break/></text:span><text:span text:style-name="T6"/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2" draw:text-style-name="P7" draw:layer="layout" svg:width="22.52cm" svg:height="1.805cm" svg:x="2.838cm" svg:y="0cm">
          <draw:text-box>
            <text:p text:style-name="P6"><text:span text:style-name="T3">The Local Cluster</text:span></text:p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4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Further Question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6">Is it correct?</text:span><text:span text:style-name="T6"><text:line-break/></text:span><text:span text:style-name="T6"><text:line-break/></text:span><text:span text:style-name="T6">Other parameter values </text:span><text:span text:style-name="T6"><text:line-break/></text:span><text:span text:style-name="T6"><text:tab/></text:span><text:span text:style-name="T6">- Deduction systems: cirquent calculus, resolution</text:span><text:span text:style-name="T6"><text:line-break/></text:span><text:span text:style-name="T6"><text:tab/></text:span></text:p>
            <text:p text:style-name="P14"><text:span text:style-name="T6">Executable realization</text:span></text:p>
            <text:p text:style-name="P14"><text:span text:style-name="T6"><text:tab/></text:span><text:span text:style-name="T6">- Relational logic programming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5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5" draw:layer="layout" svg:width="25.191cm" svg:height="10.165cm" svg:x="1.399cm" svg:y="3.169cm" presentation:class="subtitle" presentation:user-transformed="true">
          <draw:text-box>
            <text:p text:style-name="P14"><text:span text:style-name="T6">To what extent are the aspects of a formal system determined by its own powers?</text:span><text:span text:style-name="T6"><text:line-break/></text:span><text:span text:style-name="T6"><text:line-break/></text:span><text:span text:style-name="T6">- Consistency</text:span><text:span text:style-name="T6"><text:line-break/></text:span><text:span text:style-name="T6">- Definability</text:span><text:span text:style-name="T6"><text:line-break/></text:span><text:span text:style-name="T6">- Decidability</text:span><text:span text:style-name="T6"><text:line-break/></text:span><text:span text:style-name="T6">- Interpretation</text:span><text:span text:style-name="T6"><text:line-break/></text:span><text:span text:style-name="T6"> <text:s text:c="3"/>Brown and Palsberg, self-interpretation in System F</text:span><text:span text:style-name="T6"><text:line-break/></text:span><text:span text:style-name="T6">- Replication </text:span><text:span text:style-name="T6"><text:line-break/></text:span><text:span text:style-name="T6"> <text:s text:c="3"/>Von Neumann automata</text:span><text:span text:style-name="T6"><text:line-break/></text:span><text:span text:style-name="T6"><text:line-break/></text:span><text:span text:style-name="T6"/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6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7.991cm" svg:height="1.878cm" svg:x="0cm" svg:y="0.027cm" presentation:class="title" presentation:user-transformed="true">
          <draw:text-box>
            <text:p>Autarkic Formal Systems</text:p>
          </draw:text-box>
        </draw:frame>
        <draw:frame presentation:style-name="pr2" draw:text-style-name="P15" draw:layer="layout" svg:width="25.191cm" svg:height="9.318cm" svg:x="1.399cm" svg:y="3.592cm" presentation:class="subtitle" presentation:user-transformed="true">
          <draw:text-box>
            <text:p text:style-name="P14"><text:span text:style-name="T6">To what extent are the aspects of a formal system determined by its own powers?</text:span><text:span text:style-name="T6"><text:line-break/></text:span><text:span text:style-name="T6"><text:line-break/></text:span><text:span text:style-name="T6">- Consistency</text:span><text:span text:style-name="T6"><text:line-break/></text:span><text:span text:style-name="T6">- Definability <text:s text:c="6"/>&lt;= <text:s text:c="2"/>Lawvere’s Fixed Point Theorm</text:span><text:span text:style-name="T6"><text:line-break/></text:span><text:span text:style-name="T6">- Decidability <text:s text:c="24"/>(per Yanofsky)</text:span></text:p>
            <text:p text:style-name="P14"><text:span text:style-name="T6"/></text:p>
            <text:p text:style-name="P14"><text:span text:style-name="T6"/></text:p>
            <text:p text:style-name="P14"><text:span text:style-name="T6">Further motivation for intensional exploration.</text:span></text:p>
          </draw:text-box>
        </draw:frame>
        <draw:frame draw:style-name="gr1" draw:text-style-name="P5" draw:layer="layout" svg:width="27.991cm" svg:height="1.143cm" svg:x="0cm" svg:y="14.705cm">
          <draw:text-box>
            <text:p/>
          </draw:text-box>
        </draw:frame>
        <draw:frame draw:style-name="gr4" draw:text-style-name="P10" draw:layer="layout" svg:width="1.905cm" svg:height="0.886cm" svg:x="13.043cm" svg:y="14.862cm">
          <draw:text-box>
            <text:p text:style-name="P9"><text:span text:style-name="T4">17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Math TeX Gyre1" svg:font-family="'DejaVu Math TeX Gyre'" style:font-adornments="Regular" style:font-pitch="variable"/>
    <style:font-face style:name="DejaVu Math TeX Gyre2" svg:font-family="'DejaVu Math TeX Gyre'"/>
    <style:font-face style:name="DejaVu Math TeX Gyre3" svg:font-family="'DejaVu Math TeX Gyre'" style:font-adornments="Regular"/>
    <style:font-face style:name="DejaVu Math TeX Gyre4" svg:font-family="'DejaVu Math TeX Gyre'" style:font-family-generic="system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ystem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  <style:font-face style:name="Unifont2" svg:font-family="Unifont" style:font-family-generic="system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18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Math TeX Gyre1" fo:font-family="'DejaVu Math TeX Gyre'" style:font-style-name="Regular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01:20:47.028225717</meta:creation-date>
    <dc:date>2025-04-16T19:53:33.635587235</dc:date>
    <meta:editing-duration>P1DT3H56M19S</meta:editing-duration>
    <meta:editing-cycles>24</meta:editing-cycles>
    <meta:generator>LibreOffice/7.6.7.2$Linux_X86_64 LibreOffice_project/60$Build-2</meta:generator>
    <meta:print-date>2025-04-16T19:54:10.153046672</meta:print-date>
    <meta:printed-by>PDF files</meta:printed-by>
    <meta:document-statistic meta:object-count="139"/>
  </office:meta>
</office:document-meta>
</file>